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2cm" svg:height="2cm" svg:x="8.7cm" svg:y="1.2cm">
          <text:p text:style-name="P1">Начало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8cm" svg:height="1.3cm" svg:x="13.3cm" svg:y="5.2cm">
          <text:p text:style-name="P1"/>
          <text:p text:style-name="P1">Выбрать пустые клетки</text:p>
          <text:p text:style-name="P1"><text:s/>из соседей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2cm" svg:height="1.5cm" svg:x="6.4cm" svg:y="25.8cm">
          <text:p text:style-name="P1">Выбрать среди соседей</text:p>
          <text:p text:style-name="P1"><text:s/>ближайшего к цели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cm" svg:height="3.2cm" svg:x="6.5cm" svg:y="9.7cm">
          <text:p text:style-name="P1">Такие есть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5cm" svg:y1="11.3cm" svg:x2="5.95cm" svg:y2="7.1cm" draw:start-shape="id1" draw:start-glue-point="5" draw:end-shape="id2" draw:end-glue-point="2" svg:d="M6500 11300h-550v-4200" svg:viewBox="0 0 551 4201">
          <text:p/>
        </draw:connector>
        <draw:frame draw:style-name="gr3" draw:layer="layout" svg:width="1.7cm" svg:height="0.962cm" svg:x="11.1cm" svg:y="13.9cm">
          <draw:text-box>
            <text:p>Да</text:p>
          </draw:text-box>
        </draw:frame>
        <draw:connector draw:style-name="gr2" draw:text-style-name="P1" draw:layer="layout" draw:type="line" svg:x1="17.2cm" svg:y1="6.5cm" svg:x2="9.95cm" svg:y2="9.7cm" draw:start-shape="id3" draw:start-glue-point="2" draw:end-shape="id1" draw:end-glue-point="4" svg:d="M17200 6500l-7250 3200" svg:viewBox="0 0 7251 3201">
          <text:p/>
        </draw:connector>
        <draw:connector draw:style-name="gr2" draw:text-style-name="P1" draw:layer="layout" draw:type="line" svg:x1="9.95cm" svg:y1="12.9cm" svg:x2="9.95cm" svg:y2="15.6cm" draw:start-shape="id1" draw:start-glue-point="6" draw:end-shape="id4" svg:d="M9950 12900v2700" svg:viewBox="0 0 1 2701">
          <text:p/>
        </draw:connector>
        <draw:custom-shape draw:style-name="gr1" draw:text-style-name="P1" xml:id="id5" draw:id="id5" draw:layer="layout" svg:width="12.3cm" svg:height="1.6cm" svg:x="3.8cm" svg:y="22.5cm">
          <text:p text:style-name="P1">Добавить направление в</text:p>
          <text:p text:style-name="P1"><text:s/>порядок движения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4.1cm" svg:height="3.7cm" svg:x="2.9cm" svg:y="15.6cm">
          <text:p text:style-name="P1">Направление к этой клетке</text:p>
          <text:p text:style-name="P1"><text:s/>отличается от текуще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9.95cm" svg:y1="19.3cm" svg:x2="9.95cm" svg:y2="22.5cm" draw:start-shape="id4" draw:start-glue-point="6" draw:end-shape="id5" draw:end-glue-point="0" svg:d="M9950 19300v3200" svg:viewBox="0 0 1 3201">
          <text:p/>
        </draw:connector>
        <draw:connector draw:style-name="gr2" draw:text-style-name="P1" draw:layer="layout" draw:type="line" svg:x1="9.95cm" svg:y1="24.1cm" svg:x2="10cm" svg:y2="25.8cm" draw:start-shape="id5" draw:start-glue-point="2" draw:end-shape="id6" draw:end-glue-point="0" svg:d="M9950 24100l50 1700" svg:viewBox="0 0 51 1701">
          <text:p/>
        </draw:connector>
        <draw:connector draw:style-name="gr2" draw:text-style-name="P1" draw:layer="layout" svg:x1="2.9cm" svg:y1="17.45cm" svg:x2="6.4cm" svg:y2="26.55cm" draw:start-shape="id4" draw:start-glue-point="5" draw:end-shape="id6" draw:end-glue-point="3" svg:d="M2900 17450h-501v9100h4001" svg:viewBox="0 0 4002 9101">
          <text:p/>
        </draw:connector>
        <draw:connector draw:style-name="gr2" draw:text-style-name="P1" draw:layer="layout" draw:line-skew="0.099cm" svg:x1="10cm" svg:y1="27.3cm" svg:x2="17.2cm" svg:y2="6.5cm" draw:start-shape="id6" draw:start-glue-point="2" draw:end-shape="id3" svg:d="M10000 27300v600h7200v-21400" svg:viewBox="0 0 7201 21401">
          <text:p/>
        </draw:connector>
        <draw:custom-shape draw:style-name="gr1" draw:text-style-name="P1" xml:id="id2" draw:id="id2" draw:layer="layout" svg:width="12.3cm" svg:height="2.5cm" svg:x="-0.2cm" svg:y="4.6cm">
          <text:p text:style-name="P1">Отметить клетку как бесперспективную, </text:p>
          <text:p text:style-name="P1">вернуться назад и выбрать ближайшую </text:p>
          <text:p text:style-name="P1">клетку из остальных</text:p>
          <draw:enhanced-geometry svg:viewBox="0 0 21600 21600" draw:type="rectangle" draw:enhanced-path="M 0 0 L 21600 0 21600 21600 0 21600 0 0 Z N"/>
        </draw:custom-shape>
        <draw:frame draw:style-name="gr4" draw:layer="layout" svg:width="1.285cm" svg:height="1.962cm" svg:x="10.9cm" svg:y="20.8cm">
          <draw:text-box>
            <text:p>Да</text:p>
          </draw:text-box>
        </draw:frame>
        <draw:frame draw:style-name="gr5" draw:layer="layout" svg:width="1.6cm" svg:height="1.05cm" svg:x="3.5cm" svg:y="20.5cm">
          <draw:text-box>
            <text:p>Нет</text:p>
          </draw:text-box>
        </draw:frame>
        <draw:frame draw:style-name="gr6" draw:layer="layout" svg:width="1.6cm" svg:height="1.15cm" svg:x="6.4cm" svg:y="9.05cm">
          <draw:text-box>
            <text:p>Нет</text:p>
          </draw:text-box>
        </draw:frame>
        <draw:connector draw:style-name="gr2" draw:text-style-name="P1" draw:layer="layout" draw:type="line" svg:x1="12.1cm" svg:y1="5.85cm" svg:x2="13.3cm" svg:y2="5.85cm" draw:start-shape="id2" draw:start-glue-point="1" draw:end-shape="id3" draw:end-glue-point="3" svg:d="M12100 5850h1200" svg:viewBox="0 0 1201 1">
          <text:p/>
        </draw:connector>
        <draw:connector draw:style-name="gr2" draw:text-style-name="P1" draw:layer="layout" draw:type="line" svg:x1="12.3cm" svg:y1="3.2cm" svg:x2="17.2cm" svg:y2="5.2cm" draw:start-shape="id7" draw:start-glue-point="2" draw:end-shape="id3" draw:end-glue-point="0" svg:d="M12300 3200l4900 2000" svg:viewBox="0 0 49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Кормак </meta:initial-creator>
    <meta:creation-date>2016-01-31T21:12:00.132490661</meta:creation-date>
    <dc:date>2016-01-31T21:36:10.330167270</dc:date>
    <dc:creator>Кормак </dc:creator>
    <meta:editing-duration>PT8M48S</meta:editing-duration>
    <meta:editing-cycles>1</meta:editing-cycles>
    <meta:document-statistic meta:object-count="20"/>
    <meta:generator>LibreOffice/4.2.8.2$Linux_X86_64 LibreOffice_project/420m0$Build-2</meta:generator>
  </office:meta>
</office:document-meta>
</file>